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Symbol" svg:font-family="Symbol"/>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282cm" fo:line-height="105%" fo:text-align="start" style:justify-single-word="false"/>
    </style:style>
    <style:style style:name="P2" style:family="paragraph" style:parent-style-name="Standard">
      <style:paragraph-properties fo:margin-top="0cm" fo:margin-bottom="0.282cm" fo:line-height="105%" fo:text-align="center" style:justify-single-word="false"/>
      <style:text-properties style:use-window-font-color="true" style:font-name="Calibri1" fo:font-size="16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3" style:family="paragraph" style:parent-style-name="Standard">
      <style:paragraph-properties fo:margin-top="0cm" fo:margin-bottom="0.282cm" fo:line-height="105%" fo:text-align="start" style:justify-single-word="false"/>
      <style:text-properties style:use-window-font-color="true" style:font-name="Calibri1" fo:font-size="16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4" style:family="paragraph" style:parent-style-name="Standard">
      <style:paragraph-properties fo:margin-top="0cm" fo:margin-bottom="0.282cm" fo:line-height="105%" fo:text-align="start" style:justify-single-word="false"/>
      <style:text-properties style:use-window-font-color="true" style:font-name="Calibri1" fo:font-size="16pt" fo:font-weight="normal" fo:background-color="transparent" style:font-name-asian="Calibri1" style:font-name-complex="Calibri1"/>
    </style:style>
    <style:style style:name="P5" style:family="paragraph" style:parent-style-name="Standard" style:list-style-name="L1">
      <style:paragraph-properties fo:margin-top="0cm" fo:margin-bottom="0.282cm" fo:line-height="105%" fo:text-align="start" style:justify-single-word="false"/>
      <style:text-properties style:use-window-font-color="true" style:font-name="Calibri1" fo:font-size="16pt" fo:font-weight="normal" fo:background-color="transparent" style:font-name-asian="Calibri1" style:font-name-complex="Calibri1"/>
    </style:style>
    <style:style style:name="P6" style:family="paragraph" style:parent-style-name="Standard">
      <style:paragraph-properties fo:margin-top="0cm" fo:margin-bottom="0.282cm" fo:line-height="10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list-style-name="L1">
      <style:paragraph-properties fo:margin-left="-0.021cm" fo:margin-right="0cm" fo:margin-top="0cm" fo:margin-bottom="0.282cm" fo:line-height="105%" fo:text-align="start" style:justify-single-word="false" fo:text-indent="0cm" style:auto-text-indent="false"/>
      <style:text-properties style:use-window-font-color="true" style:font-name="Calibri1" fo:font-size="16pt" fo:font-weight="normal" fo:background-color="transparent" style:font-name-asian="Calibri1" style:font-name-complex="Calibri1"/>
    </style:style>
    <style:style style:name="P8" style:family="paragraph" style:parent-style-name="Standard">
      <style:paragraph-properties fo:margin-left="1.27cm" fo:margin-right="0cm" fo:margin-top="0cm" fo:margin-bottom="0.282cm" fo:line-height="10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6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T2" style:family="text">
      <style:text-properties style:use-window-font-color="true" style:font-name="Calibri1" fo:font-size="16pt" fo:font-weight="normal" fo:background-color="transparent" style:font-name-asian="Calibri1" style:font-name-complex="Calibri1"/>
    </style:style>
    <text:list-style style:name="L1">
      <text:list-level-style-bullet text:leve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yecto final</text:p>
      <text:p text:style-name="P3">Introduccion.</text:p>
      <text:p text:style-name="P4">La librería Libros SUR S.L. quiere hacer un proyecto donde una persona va a comprar libros a la librería y lo puede hacer por internet, porque si compra muchos libros quieren que se lo envíen a casa por mensajería.</text:p>
      <text:p text:style-name="P3">Caso de uso del sistema.</text:p>
      <text:p text:style-name="P4">Cuando un usuario se da de alta en sistema, aparece un listado de libros disponibles de las nuevas adquisiciones. El usuario puede realizar una búsqueda en el sistema de un libro en concreto, por nombre, autor,editorial y categoria. Una vez localizado el libro lo agrega a la cesta de la compra, una vez realizada la inserta de libros, se realiza el pedido y la forma de pago que puede realizar el usuario por paypal, mastercad o visa. Una vez pagado, se le enviará por correo electrónico al usuario una factura del pedido y la fecha de entrega a su domicilio.</text:p>
      <text:p text:style-name="P1"><text:span text:style-name="T1">Requisitos funcionales</text:span><text:span text:style-name="T2">.</text:span></text:p>
      <text:list xml:id="list3420681627369037812" text:style-name="L1">
        <text:list-item>
          <text:p text:style-name="P5">Acceso con login, un email y un password. </text:p>
        </text:list-item>
        <text:list-item>
          <text:p text:style-name="P5">Dar de alta un usuario, con sus datos personales: dni,nombre, apellidos,sexo, dirección, cp, población, teléfono, email y password.</text:p>
        </text:list-item>
      </text:list>
      <text:p text:style-name="P4">EXTENDIDO, CONSIDERAMOS DE MOMENTO QUE YA ESTÁN EN EL SISTEMA</text:p>
      <text:list xml:id="list1052251017" text:continue-numbering="true" text:style-name="L1">
        <text:list-item>
          <text:p text:style-name="P5">Opción de poder modificar algún dato del usuario</text:p>
        </text:list-item>
      </text:list>
      <text:p text:style-name="P4">EXTENDIDO, LO DEJAMOS PARA EL FINAL </text:p>
      <text:list xml:id="list2053401597" text:continue-numbering="true" text:style-name="L1">
        <text:list-item>
          <text:p text:style-name="P5">Listado de usuarios por dni,apellidos y nombre, ordenados por apellidos y nombre.</text:p>
        </text:list-item>
      </text:list>
      <text:p text:style-name="P4">ENTIENDO QUE ESTA OPCIÓN SOLAMENTE PARA ADMIN </text:p>
      <text:list xml:id="list709341765" text:continue-numbering="true" text:style-name="L1">
        <text:list-item>
          <text:p text:style-name="P5">Realizar el pedido. </text:p>
        </text:list-item>
        <text:list-item>
          <text:p text:style-name="P5">Borrar un libro del pedido.</text:p>
        </text:list-item>
      </text:list>
      <text:p text:style-name="P4">LO DEJAMOS PARA EL FINAL, DE MOMENTO NO SE PUEDE MODIFICAR LA CESTA</text:p>
      <text:list xml:id="list476228134" text:continue-numbering="true" text:style-name="L1">
        <text:list-item>
          <text:p text:style-name="P7">Introducir un libro, con nombre, autor, editorial,edición ,ISBN,categoría,descuento y precio.</text:p>
        </text:list-item>
        <text:list-item>
          <text:p text:style-name="P7"><text:soft-page-break/><text:tab/>Listar los pedidos de un usuario.</text:p>
        </text:list-item>
        <text:list-item>
          <text:p text:style-name="P7"><text:tab/>Listar los libros que hay disponibles por nombre, <text:tab/><text:tab/>autor,editorial ,categoría o por precio ascendente y descendentes.</text:p>
        </text:list-item>
      </text:list>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Symbol" svg:font-family="Symbol"/>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19" meta:word-count="280" meta:character-count="1662"/>
    <dc:date>2018-11-12T16:15:32</dc:date>
    <dc:creator>Alejandro Jurado</dc:creator>
    <meta:editing-duration>PT3M11S</meta:editing-duration>
    <meta:editing-cycles>1</meta:editing-cycles>
    <meta:generator>OpenOffice/4.1.1$Unix OpenOffice.org_project/411m6$Build-9775</meta:generator>
  </office:meta>
</office:document-meta>
</file>